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1" style:family="table">
      <style:table-properties style:width="17.041cm" fo:margin-left="-0.037cm" fo:margin-right="-0.004cm" table:align="margins"/>
    </style:style>
    <style:style style:name="Tabell1.A" style:family="table-column">
      <style:table-column-properties style:column-width="4.295cm" style:rel-column-width="16517*"/>
    </style:style>
    <style:style style:name="Tabell1.B" style:family="table-column">
      <style:table-column-properties style:column-width="4.249cm" style:rel-column-width="16341*"/>
    </style:style>
    <style:style style:name="Tabell1.C" style:family="table-column">
      <style:table-column-properties style:column-width="4.247cm" style:rel-column-width="16334*"/>
    </style:style>
    <style:style style:name="Tabell1.D" style:family="table-column">
      <style:table-column-properties style:column-width="4.249cm" style:rel-column-width="16343*"/>
    </style:style>
    <style:style style:name="Tabell1.A1" style:family="table-cell" style:data-style-name="N8100">
      <style:table-cell-properties fo:background-color="#000000" fo:padding="0cm" fo:border-left="0.002cm solid #000000" fo:border-right="none" fo:border-top="0.002cm solid #000000" fo:border-bottom="none">
        <style:background-image/>
      </style:table-cell-properties>
    </style:style>
    <style:style style:name="Tabell1.B1" style:family="table-cell" style:data-style-name="N8100">
      <style:table-cell-properties fo:background-color="#000000" fo:padding="0cm" fo:border-left="none" fo:border-right="none" fo:border-top="0.002cm solid #000000" fo:border-bottom="none">
        <style:background-image/>
      </style:table-cell-properties>
    </style:style>
    <style:style style:name="Tabell1.D1" style:family="table-cell" style:data-style-name="N8100">
      <style:table-cell-properties fo:background-color="#000000" fo:padding="0cm" fo:border-left="none" fo:border-right="0.002cm solid #000000" fo:border-top="0.002cm solid #000000" fo:border-bottom="none">
        <style:background-image/>
      </style:table-cell-properties>
    </style:style>
    <style:style style:name="Tabell1.A2" style:family="table-cell" style:data-style-name="N8100">
      <style:table-cell-properties fo:background-color="#aecf00" fo:padding="0cm" fo:border-left="0.002cm solid #000000" fo:border-right="none" fo:border-top="none" fo:border-bottom="none">
        <style:background-image/>
      </style:table-cell-properties>
    </style:style>
    <style:style style:name="Tabell1.B2" style:family="table-cell">
      <style:table-cell-properties fo:background-color="#aecf00" fo:padding="0cm" fo:border="none">
        <style:background-image/>
      </style:table-cell-properties>
    </style:style>
    <style:style style:name="Tabell1.D2" style:family="table-cell">
      <style:table-cell-properties fo:background-color="#aecf00" fo:padding="0cm" fo:border-left="none" fo:border-right="0.002cm solid #000000" fo:border-top="none" fo:border-bottom="none">
        <style:background-image/>
      </style:table-cell-properties>
    </style:style>
    <style:style style:name="Tabell1.A5" style:family="table-cell" style:data-style-name="N8100">
      <style:table-cell-properties fo:background-color="#c5000b" fo:padding="0cm" fo:border-left="0.002cm solid #000000" fo:border-right="none" fo:border-top="none" fo:border-bottom="none">
        <style:background-image/>
      </style:table-cell-properties>
    </style:style>
    <style:style style:name="Tabell1.B5" style:family="table-cell">
      <style:table-cell-properties fo:background-color="#c5000b" fo:padding="0cm" fo:border="none">
        <style:background-image/>
      </style:table-cell-properties>
    </style:style>
    <style:style style:name="Tabell1.D5" style:family="table-cell">
      <style:table-cell-properties fo:background-color="#c5000b" fo:padding="0cm" fo:border-left="none" fo:border-right="0.002cm solid #000000" fo:border-top="none" fo:border-bottom="none">
        <style:background-image/>
      </style:table-cell-properties>
    </style:style>
    <style:style style:name="Tabell1.A12" style:family="table-cell" style:data-style-name="N8100">
      <style:table-cell-properties fo:background-color="#c5000b" fo:padding="0cm" fo:border-left="0.002cm solid #000000" fo:border-right="none" fo:border-top="none" fo:border-bottom="0.002cm solid #000000">
        <style:background-image/>
      </style:table-cell-properties>
    </style:style>
    <style:style style:name="Tabell1.B12" style:family="table-cell">
      <style:table-cell-properties fo:background-color="#c5000b" fo:padding="0cm" fo:border-left="none" fo:border-right="none" fo:border-top="none" fo:border-bottom="0.002cm solid #000000">
        <style:background-image/>
      </style:table-cell-properties>
    </style:style>
    <style:style style:name="Tabell1.D12" style:family="table-cell">
      <style:table-cell-properties fo:background-color="#c5000b" fo:padding="0cm" fo:border-left="none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</style:style>
    <style:style style:name="T1" style:family="text"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8100" number:language="sv" number:country="S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lackbox – Testrapport</text:h>
      <text:p text:style-name="Text_20_body">Win + r och sök på cmd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row>
          <table:table-cell table:style-name="Tabell1.A1" office:value-type="float" office:value="0">
            <text:p text:style-name="P1">Id</text:p>
          </table:table-cell>
          <table:table-cell table:style-name="Tabell1.B1" office:value-type="float" office:value="0">
            <text:p text:style-name="P1">Input</text:p>
          </table:table-cell>
          <table:table-cell table:style-name="Tabell1.B1" office:value-type="float" office:value="0">
            <text:p text:style-name="P1">Resultat</text:p>
          </table:table-cell>
          <table:table-cell table:style-name="Tabell1.D1" office:value-type="float" office:value="0">
            <text:p text:style-name="P1">Kommentar</text:p>
          </table:table-cell>
        </table:table-row>
        <table:table-row>
          <table:table-cell table:style-name="Tabell1.A2" office:value-type="float" office:value="0">
            <text:p text:style-name="P2">1</text:p>
          </table:table-cell>
          <table:table-cell table:style-name="Tabell1.B2" office:value-type="string">
            <text:p text:style-name="P2">2,0 2,0 2,0</text:p>
          </table:table-cell>
          <table:table-cell table:style-name="Tabell1.B2" office:value-type="string">
            <text:p text:style-name="P2">Pass</text:p>
          </table:table-cell>
          <table:table-cell table:style-name="Tabell1.D2" office:value-type="string">
            <text:p text:style-name="P2">Triangeln är liksidig</text:p>
          </table:table-cell>
        </table:table-row>
        <table:table-row>
          <table:table-cell table:style-name="Tabell1.A2" office:value-type="float" office:value="0">
            <text:p text:style-name="P2">2</text:p>
          </table:table-cell>
          <table:table-cell table:style-name="Tabell1.B2" office:value-type="string">
            <text:p text:style-name="P2">4,0 4,0 3,0</text:p>
          </table:table-cell>
          <table:table-cell table:style-name="Tabell1.B2" office:value-type="string">
            <text:p text:style-name="P2">Pass</text:p>
          </table:table-cell>
          <table:table-cell table:style-name="Tabell1.D2" office:value-type="string">
            <text:p text:style-name="P2">Triangeln är likbent</text:p>
          </table:table-cell>
        </table:table-row>
        <table:table-row>
          <table:table-cell table:style-name="Tabell1.A2" office:value-type="float" office:value="0">
            <text:p text:style-name="P2">3</text:p>
          </table:table-cell>
          <table:table-cell table:style-name="Tabell1.B2" office:value-type="string">
            <text:p text:style-name="P2">4,5 5,0 6,0</text:p>
          </table:table-cell>
          <table:table-cell table:style-name="Tabell1.B2" office:value-type="string">
            <text:p text:style-name="P2">Pass</text:p>
          </table:table-cell>
          <table:table-cell table:style-name="Tabell1.D2" office:value-type="string">
            <text:p text:style-name="P2">Triangeln har inga lika sidor</text:p>
          </table:table-cell>
        </table:table-row>
        <table:table-row>
          <table:table-cell table:style-name="Tabell1.A5" office:value-type="float" office:value="0">
            <text:p text:style-name="P2">4</text:p>
          </table:table-cell>
          <table:table-cell table:style-name="Tabell1.B5" office:value-type="string">
            <text:p text:style-name="P2">11,0 0,0 0,0</text:p>
          </table:table-cell>
          <table:table-cell table:style-name="Tabell1.B5" office:value-type="string">
            <text:p text:style-name="P2">Fail</text:p>
          </table:table-cell>
          <table:table-cell table:style-name="Tabell1.D5" office:value-type="string">
            <text:p text:style-name="P2">Triangeln är likbent</text:p>
          </table:table-cell>
        </table:table-row>
        <table:table-row>
          <table:table-cell table:style-name="Tabell1.A5" office:value-type="float" office:value="0">
            <text:p text:style-name="P2">5</text:p>
          </table:table-cell>
          <table:table-cell table:style-name="Tabell1.B5" office:value-type="string">
            <text:p text:style-name="P2">X, Y, Z</text:p>
          </table:table-cell>
          <table:table-cell table:style-name="Tabell1.B5" office:value-type="string">
            <text:p text:style-name="P2"/>
          </table:table-cell>
          <table:table-cell table:style-name="Tabell1.D5" office:value-type="string">
            <text:p text:style-name="P2">Ohanterat undantag. Indatasträngen hade ett felaktigt format</text:p>
          </table:table-cell>
        </table:table-row>
        <table:table-row>
          <table:table-cell table:style-name="Tabell1.A5" office:value-type="float" office:value="0">
            <text:p text:style-name="P2">6</text:p>
          </table:table-cell>
          <table:table-cell table:style-name="Tabell1.B5" office:value-type="string">
            <text:p text:style-name="P2">8,0 9,0</text:p>
          </table:table-cell>
          <table:table-cell table:style-name="Tabell1.B5" office:value-type="string">
            <text:p text:style-name="P2">Fail</text:p>
          </table:table-cell>
          <table:table-cell table:style-name="Tabell1.D5" office:value-type="string">
            <text:p text:style-name="P2">Triangeln är likbent</text:p>
          </table:table-cell>
        </table:table-row>
        <table:table-row>
          <table:table-cell table:style-name="Tabell1.A5" office:value-type="float" office:value="0">
            <text:p text:style-name="P2">7</text:p>
          </table:table-cell>
          <table:table-cell table:style-name="Tabell1.B5" office:value-type="string">
            <text:p text:style-name="P2">13,0 13,0 10,0 10,0</text:p>
          </table:table-cell>
          <table:table-cell table:style-name="Tabell1.B5" office:value-type="string">
            <text:p text:style-name="P2">Fail</text:p>
          </table:table-cell>
          <table:table-cell table:style-name="Tabell1.D5" office:value-type="string">
            <text:p text:style-name="P2">Triangeln är likbent</text:p>
          </table:table-cell>
        </table:table-row>
        <table:table-row>
          <table:table-cell table:style-name="Tabell1.A5" office:value-type="float" office:value="0">
            <text:p text:style-name="P2">8</text:p>
          </table:table-cell>
          <table:table-cell table:style-name="Tabell1.B5" office:value-type="string">
            <text:p text:style-name="P2">0,1 0,1 0,9</text:p>
          </table:table-cell>
          <table:table-cell table:style-name="Tabell1.B5" office:value-type="string">
            <text:p text:style-name="P2">Fail</text:p>
          </table:table-cell>
          <table:table-cell table:style-name="Tabell1.D5" office:value-type="string">
            <text:p text:style-name="P2">Triangeln är liksidig</text:p>
          </table:table-cell>
        </table:table-row>
        <table:table-row>
          <table:table-cell table:style-name="Tabell1.A2" office:value-type="float" office:value="0">
            <text:p text:style-name="P2">9</text:p>
          </table:table-cell>
          <table:table-cell table:style-name="Tabell1.B2" office:value-type="string">
            <text:p text:style-name="P2">10000,0 10000,0 9988,7</text:p>
          </table:table-cell>
          <table:table-cell table:style-name="Tabell1.B2" office:value-type="string">
            <text:p text:style-name="P2">Pass</text:p>
          </table:table-cell>
          <table:table-cell table:style-name="Tabell1.D2" office:value-type="string">
            <text:p text:style-name="P2">Triangeln är likbent</text:p>
          </table:table-cell>
        </table:table-row>
        <table:table-row>
          <table:table-cell table:style-name="Tabell1.A5" office:value-type="float" office:value="0">
            <text:p text:style-name="P2">10</text:p>
          </table:table-cell>
          <table:table-cell table:style-name="Tabell1.B5" office:value-type="string">
            <text:p text:style-name="P2">-10,0 -11,0 -11,0</text:p>
          </table:table-cell>
          <table:table-cell table:style-name="Tabell1.B5" office:value-type="string">
            <text:p text:style-name="P2">Fail</text:p>
          </table:table-cell>
          <table:table-cell table:style-name="Tabell1.D5" office:value-type="string">
            <text:p text:style-name="P2">Triangeln är likbent</text:p>
          </table:table-cell>
        </table:table-row>
        <table:table-row>
          <table:table-cell table:style-name="Tabell1.A12" office:value-type="float" office:value="0">
            <text:p text:style-name="P4"><text:span text:style-name="T1">11</text:span></text:p>
          </table:table-cell>
          <table:table-cell table:style-name="Tabell1.B12" office:value-type="string">
            <text:p text:style-name="P2"/>
          </table:table-cell>
          <table:table-cell table:style-name="Tabell1.B12" office:value-type="string">
            <text:p text:style-name="P2">Fail</text:p>
          </table:table-cell>
          <table:table-cell table:style-name="Tabell1.D12" office:value-type="string">
            <text:p text:style-name="P2">Triangeln är liksidig</text:p>
          </table:table-cell>
        </table:table-row>
      </table:table>
      <text:p text:style-name="Standard"/>
      <text:p text:style-name="Standard"/>
      <text:h text:style-name="Heading_20_1" text:outline-level="1">Analy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ke Grinde</meta:initial-creator>
    <meta:creation-date>2013-11-26T16:35:11</meta:creation-date>
    <dc:date>2013-11-26T20:50:21</dc:date>
    <dc:creator>Marike Grinde</dc:creator>
    <meta:editing-duration>PT1H36S</meta:editing-duration>
    <meta:editing-cycles>13</meta:editing-cycles>
    <meta:generator>OpenOffice/4.0.1$Unix OpenOffice.org_project/401m5$Build-9714</meta:generator>
    <meta:document-statistic meta:table-count="1" meta:image-count="0" meta:object-count="0" meta:page-count="1" meta:paragraph-count="49" meta:word-count="105" meta:character-count="527"/>
  </office:meta>
</office:document-meta>
</file>